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0838D159F5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38cm" style:rel-column-width="10553*"/>
    </style:style>
    <style:style style:name="Tabela1.B" style:family="table-column">
      <style:table-column-properties style:column-width="5.763cm" style:rel-column-width="22214*"/>
    </style:style>
    <style:style style:name="Tabela1.C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d84e" officeooo:paragraph-rsid="0000d84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00d84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weight="bold" officeooo:rsid="0000d84e" officeooo:paragraph-rsid="0000d84e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Arial" fo:font-size="8pt" fo:font-weight="bold" officeooo:rsid="0000d84e" officeooo:paragraph-rsid="000343d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bold" officeooo:rsid="0000d84e" officeooo:paragraph-rsid="0000d84e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8pt" fo:font-weight="normal" officeooo:rsid="000343dd" officeooo:paragraph-rsid="000ecf88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Arial" fo:font-size="10pt" fo:font-weight="bold" officeooo:paragraph-rsid="0000d84e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00d84e" officeooo:paragraph-rsid="0000d84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officeooo:paragraph-rsid="000ecf88"/>
    </style:style>
    <style:style style:name="P10" style:family="paragraph" style:parent-style-name="Table_20_Contents">
      <style:text-properties style:font-name="Tahoma" fo:font-size="10pt" fo:font-weight="bold" officeooo:paragraph-rsid="0010327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Tahoma" fo:font-size="10pt" fo:font-weight="bold" officeooo:rsid="000ecf88" officeooo:paragraph-rsid="000ecf88" style:font-size-asian="10pt" style:font-weight-asian="bold" style:font-name-complex="Tahoma" style:font-weight-complex="bold"/>
    </style:style>
    <style:style style:name="P12" style:family="paragraph" style:parent-style-name="Standard">
      <style:text-properties style:font-name="Tahoma" fo:font-size="10pt" fo:font-weight="bold" officeooo:rsid="00103279" officeooo:paragraph-rsid="00103279" style:font-size-asian="10pt" style:font-weight-asian="bold" style:font-name-complex="Tahoma" style:font-weight-complex="bold"/>
    </style:style>
    <style:style style:name="P13" style:family="paragraph" style:parent-style-name="Standard">
      <style:text-properties style:font-name="Tahoma" fo:font-size="10pt" fo:font-weight="bold" officeooo:rsid="0011dd1f" officeooo:paragraph-rsid="0011dd1f" style:font-size-asian="10pt" style:font-weight-asian="bold" style:font-name-complex="Tahoma" style:font-weight-complex="bold"/>
    </style:style>
    <style:style style:name="P14" style:family="paragraph" style:parent-style-name="No_20_Spacing">
      <style:paragraph-properties fo:text-align="center" style:justify-single-word="false"/>
      <style:text-properties style:font-name="Arial" fo:font-size="8pt" fo:font-weight="bold" officeooo:rsid="0000d84e" officeooo:paragraph-rsid="0015390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ecf88" officeooo:paragraph-rsid="000ecf88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000d84e" officeooo:paragraph-rsid="0000d84e" style:font-size-asian="8pt" style:font-weight-asian="bold" style:font-size-complex="8pt" style:font-weight-complex="bold"/>
    </style:style>
    <style:style style:name="P17" style:family="paragraph" style:parent-style-name="Table_20_Contents" style:list-style-name="L1">
      <style:text-properties style:font-name="Arial" fo:font-size="8pt" fo:font-weight="normal" officeooo:rsid="000343dd" officeooo:paragraph-rsid="000a2c9c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8pt" fo:font-weight="normal" officeooo:rsid="000343dd" officeooo:paragraph-rsid="000ecf88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8pt" fo:font-weight="normal" officeooo:rsid="000343dd" officeooo:paragraph-rsid="000343dd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8pt" fo:font-weight="normal" officeooo:rsid="00103279" officeooo:paragraph-rsid="00103279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8pt" fo:font-weight="normal" officeooo:rsid="000ecf88" officeooo:paragraph-rsid="000ecf88" style:font-size-asian="8pt" style:font-weight-asian="normal" style:font-size-complex="8pt" style:font-weight-complex="normal"/>
    </style:style>
    <style:style style:name="P22" style:family="paragraph" style:parent-style-name="Table_20_Contents" style:list-style-name="L2">
      <style:paragraph-properties fo:text-align="justify" style:justify-single-word="false"/>
      <style:text-properties style:font-name="Arial" fo:font-size="8pt" fo:font-weight="normal" officeooo:rsid="000ecf88" officeooo:paragraph-rsid="000ecf88" style:font-size-asian="8pt" style:font-weight-asian="normal" style:font-size-complex="8pt" style:font-weight-complex="normal"/>
    </style:style>
    <style:style style:name="P23" style:family="paragraph" style:parent-style-name="Table_20_Contents">
      <style:text-properties style:font-name="Arial" fo:font-size="8pt" fo:font-weight="normal" officeooo:rsid="000ecf88" officeooo:paragraph-rsid="000ecf88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officeooo:paragraph-rsid="000343dd"/>
    </style:style>
    <style:style style:name="T1" style:family="text">
      <style:text-properties style:font-name="Arial" fo:font-size="8pt" fo:font-weight="normal" officeooo:rsid="000343dd" style:font-size-asian="8pt" style:font-weight-asian="normal" style:font-size-complex="8pt" style:font-weight-complex="normal"/>
    </style:style>
    <style:style style:name="T2" style:family="text">
      <style:text-properties style:font-name="Arial" fo:font-size="8pt" fo:font-weight="normal" officeooo:rsid="00103279" style:font-size-asian="8pt" style:font-weight-asian="normal" style:font-size-complex="8pt" style:font-weight-complex="normal"/>
    </style:style>
    <style:style style:name="T3" style:family="text">
      <style:text-properties style:font-name="Arial" fo:font-size="8pt" fo:font-weight="normal" officeooo:rsid="000ecf88" style:font-size-asian="8pt" style:font-weight-asian="normal" style:font-size-complex="8pt" style:font-weight-complex="normal"/>
    </style:style>
    <style:style style:name="T4" style:family="text">
      <style:text-properties style:font-name="Arial" fo:font-size="8pt" fo:font-weight="normal" officeooo:rsid="00143953" style:font-size-asian="8pt" style:font-weight-asian="normal" style:font-size-complex="8pt" style:font-weight-complex="normal"/>
    </style:style>
    <style:style style:name="T5" style:family="text">
      <style:text-properties officeooo:rsid="0000d84e"/>
    </style:style>
    <style:style style:name="T6" style:family="text">
      <style:text-properties officeooo:rsid="0007967c"/>
    </style:style>
    <style:style style:name="T7" style:family="text">
      <style:text-properties officeooo:rsid="000343dd"/>
    </style:style>
    <style:style style:name="T8" style:family="text">
      <style:text-properties officeooo:rsid="000a2c9c"/>
    </style:style>
    <style:style style:name="T9" style:family="text">
      <style:text-properties officeooo:rsid="000ecf88"/>
    </style:style>
    <style:style style:name="T10" style:family="text">
      <style:text-properties style:font-name="Tahoma" fo:font-size="10pt" fo:font-weight="bold" officeooo:rsid="0000d84e" style:font-size-asian="10pt" style:font-weight-asian="bold" style:font-name-complex="Tahoma" style:font-size-complex="10pt" style:font-weight-complex="bold"/>
    </style:style>
    <style:style style:name="T11" style:family="text">
      <style:text-properties officeooo:rsid="00103279"/>
    </style:style>
    <style:style style:name="T12" style:family="text">
      <style:text-properties fo:font-style="normal" fo:font-weight="normal" officeooo:rsid="00103279" style:font-style-asian="normal" style:font-weight-asian="normal" style:font-style-complex="normal" style:font-weight-complex="normal"/>
    </style:style>
    <style:style style:name="T13" style:family="text">
      <style:text-properties officeooo:rsid="00134ab0"/>
    </style:style>
    <style:style style:name="T14" style:family="text">
      <style:text-properties officeooo:rsid="00140f78"/>
    </style:style>
    <style:style style:name="T15" style:family="text">
      <style:text-properties fo:color="#000000" fo:font-size="12pt" officeooo:rsid="000ecf88"/>
    </style:style>
    <style:style style:name="T16" style:family="text">
      <style:text-properties fo:color="#000000" fo:font-size="12pt" officeooo:rsid="00143953"/>
    </style:style>
    <style:style style:name="T17" style:family="text">
      <style:text-properties fo:color="#000000" style:font-name="Arial" fo:font-size="12pt" officeooo:rsid="00143953"/>
    </style:style>
    <style:style style:name="T18" style:family="text">
      <style:text-properties fo:color="#000000" style:font-name="Arial" fo:font-size="8pt" officeooo:rsid="00143953" style:font-size-asian="8pt" style:font-size-complex="8pt"/>
    </style:style>
    <style:style style:name="T19" style:family="text">
      <style:text-properties officeooo:rsid="00143953"/>
    </style:style>
    <style:style style:name="T20" style:family="text">
      <style:text-properties style:font-name="Arial" officeooo:rsid="00143953"/>
    </style:style>
    <style:style style:name="T21" style:family="text">
      <style:text-properties style:font-name="Arial" fo:font-size="8pt" officeooo:rsid="00143953" style:font-size-asian="8pt" style:font-size-complex="8pt"/>
    </style:style>
    <style:style style:name="T22" style:family="text">
      <style:text-properties officeooo:rsid="001539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">Aplicação</text:p>
          </table:table-cell>
          <table:table-cell table:style-name="Tabela1.B1" table:number-columns-spanned="2" office:value-type="string">
            <text:p text:style-name="P4">Processo:</text:p>
            <text:list xml:id="list4688994424361643210" text:style-name="L1">
              <text:list-item>
                <text:p text:style-name="P17"><text:span text:style-name="T9">UET</text:span> – <text:span text:style-name="T13">Unificação de Entidade Duplicada</text:span></text:p>
              </text:list-item>
            </text:list>
          </table:table-cell>
          <table:covered-table-cell/>
        </table:table-row>
        <table:table-row>
          <table:table-cell table:style-name="Tabela1.A2" office:value-type="string">
            <text:p text:style-name="P7"><text:span text:style-name="T7">A</text:span><text:span text:style-name="T5">ções</text:span></text:p>
          </table:table-cell>
          <table:table-cell table:style-name="Tabela1.B2" table:number-columns-spanned="2" office:value-type="string">
            <text:p text:style-name="P20">1. <text:s/>Criação de módulo independente a ser carregado a lista de Clientes, Fornecedores, Transportadores. <text:span text:style-name="T14">A opção a ser exibido estará no grupo Utilitário das listas mencionadas.</text:span></text:p>
            <text:p text:style-name="P20"/>
            <text:p text:style-name="P24"><text:span text:style-name="T2">2</text:span><text:span text:style-name="T1">. <text:s/>Identificar </text:span><text:span text:style-name="T3">de forma visível a lista de entidades duplicadas no sistema, levando em conta o critério do campo etddoc1 (documento principal), e utilizando como identificador de diferenciação o campo edrinscrest (inscrição estadual do endereço), </text:span><text:span text:style-name="T4">no caso de pessoa física</text:span><text:span text:style-name="T3">, pois no caso da entidade ser um agricultor será possível ter dois cadastros, mas com inscrições diferentes. </text:span><text:span text:style-name="T4">No caso de pessoa jurídica </text:span><text:span text:style-name="T18">apenas o campo edrdoc1 (documento principal) pois este pode não ter inscrição estadual ou ter apenas uma.</text:span><text:span text:style-name="T21"> </text:span></text:p>
            <text:p text:style-name="P19"/>
            <text:p text:style-name="P6"><text:span text:style-name="T11">3</text:span><text:span text:style-name="T9">. Mostrar campo para cliente digitar código do cliente que será mantido, e campo para ser digitado o código do cliente que será unificado ao a ser mantido.</text:span></text:p>
            <text:p text:style-name="P21"/>
            <text:p text:style-name="P6"><text:span text:style-name="T11">4</text:span><text:span text:style-name="T9">. Após a digitação dos códigos será mostrado o nome das entidades ao lado dos referidos código.</text:span></text:p>
            <text:p text:style-name="P21"/>
            <text:p text:style-name="P6"><text:span text:style-name="T11">5</text:span><text:span text:style-name="T9">. Será habilitado o botão Confirma, permitindo assim confirmar o processo.</text:span></text:p>
            <text:p text:style-name="P21"/>
            <text:p text:style-name="P6"><text:span text:style-name="T11">6</text:span><text:span text:style-name="T9">. Ao clicar no Botão Confirma, será solicitado, através de uma mensagem modal, a confirmação do processo, mostrando a identificação das duas entidades.</text:span></text:p>
            <text:p text:style-name="P21"/>
            <text:list xml:id="list1565392716672334038" text:style-name="L2">
              <text:list-item>
                <text:p text:style-name="P22">Após confirmado, será executado processo que verifica todas tabelas no sistema, e ajusta o campo etdcodigo com o valor da entidade a ser mantida.</text:p>
                <text:p text:style-name="P22"/>
              </text:list-item>
              <text:list-item>
                <text:p text:style-name="P22">O cadastro da entidade na tabela etd e todos as tabelas dependentes desta tabela terão seus registro relacionados a esta entidade deletados de forma irrecuperável.</text:p>
              </text:list-item>
            </text:list>
            <text:p text:style-name="P21"/>
            <text:list xml:id="list35279572" text:continue-numbering="true" text:style-name="L2">
              <text:list-item>
                <text:p text:style-name="P22">Será emitida uma mensagem de unificação realizada com sucesso.</text:p>
                <text:p text:style-name="P22"/>
              </text:list-item>
              <text:list-item>
                <text:p text:style-name="P22">Caso seja clicado no botão Cancela, nada será modificado nos registros e tudo se mantêm como esta e os registro sendo identificados como duplicados.</text:p>
              </text:list-item>
            </text:list>
            <text:p text:style-name="P6"/>
          </table:table-cell>
          <table:covered-table-cell/>
        </table:table-row>
        <table:table-row>
          <table:table-cell table:style-name="Tabela1.A2" table:number-rows-spanned="2" office:value-type="string">
            <text:p text:style-name="P8">Entradas</text:p>
          </table:table-cell>
          <table:table-cell table:style-name="Tabela1.B2" table:number-columns-spanned="2" office:value-type="string">
            <text:p text:style-name="P5">Critérios: </text:p>
            <text:p text:style-name="P23">O usuário logado deverá ser um Administrador do sistema com direito de executar o processo.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">Insumos:</text:p>
            <text:p text:style-name="P23">Confirmação visual.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8">Saídas</text:p>
          </table:table-cell>
          <table:table-cell table:style-name="Tabela1.B2" table:number-columns-spanned="2" office:value-type="string">
            <text:p text:style-name="P5">Critérios:</text:p>
            <text:p text:style-name="P23">Alterado toda base de dados para o código da entidade a ser mantido como único.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">Produtos:</text:p>
            <text:p text:style-name="P23">Registro de entidades do sistema.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9"><text:span text:style-name="T10">Elaborado por</text:span><text:span text:style-name="T5">: </text:span><text:span text:style-name="T9">Daniel de Souza</text:span></text:p>
          </table:table-cell>
          <table:covered-table-cell/>
          <table:table-cell table:style-name="Tabela1.B2" office:value-type="string">
            <text:p text:style-name="P10"><text:span text:style-name="T11">Data: </text:span><text:span text:style-name="T12">13/06/2013</text:span></text:p>
          </table:table-cell>
        </table:table-row>
        <table:table-row>
          <table:table-cell table:style-name="Tabela1.A2" table:number-columns-spanned="2" office:value-type="string">
            <text:p text:style-name="P11">Revisado por:</text:p>
          </table:table-cell>
          <table:covered-table-cell/>
          <table:table-cell table:style-name="Tabela1.B2" office:value-type="string">
            <text:p text:style-name="P12">Data:</text:p>
          </table:table-cell>
        </table:table-row>
        <table:table-row>
          <table:table-cell table:style-name="Tabela1.A2" table:number-columns-spanned="2" office:value-type="string">
            <text:p text:style-name="P13">Aprovado por:</text:p>
          </table:table-cell>
          <table:covered-table-cell/>
          <table:table-cell table:style-name="Tabela1.B2" office:value-type="string">
            <text:p text:style-name="P13">Data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style:line-height-at-least="0.176cm" fo:orphans="2" fo:widows="2" fo:hyphenation-ladder-count="no-limit" style:punctuation-wrap="simple" style:writing-mode="lr-tb"/>
      <style:text-properties fo:color="#00000a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7cm" style:rel-column-width="13374*"/>
    </style:style>
    <style:style style:name="Tabela2.B" style:family="table-column">
      <style:table-column-properties style:column-width="10.359cm" style:rel-column-width="39934*"/>
    </style:style>
    <style:style style:name="Tabela2.C" style:family="table-column">
      <style:table-column-properties style:column-width="3.171cm" style:rel-column-width="1222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ecf88" officeooo:paragraph-rsid="000ecf88" style:font-size-asian="12pt" style:font-weight-asian="normal" style:font-size-complex="12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officeooo:rsid="0000d84e" officeooo:paragraph-rsid="0000d84e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8pt" officeooo:paragraph-rsid="0000d84e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0d84e" officeooo:paragraph-rsid="0000d84e" style:font-size-asian="8pt" style:font-weight-asian="bold" style:font-size-complex="8pt" style:font-weight-complex="bold"/>
    </style:style>
    <style:style style:name="MP5" style:family="paragraph" style:parent-style-name="No_20_Spacing">
      <style:paragraph-properties fo:text-align="center" style:justify-single-word="false"/>
      <style:text-properties style:font-name="Arial" fo:font-size="8pt" fo:font-weight="bold" officeooo:rsid="0000d84e" officeooo:paragraph-rsid="0015390d" style:font-size-asian="8pt" style:font-weight-asian="bold" style:font-size-complex="8pt" style:font-weight-complex="bold"/>
    </style:style>
    <style:style style:name="MT1" style:family="text">
      <style:text-properties officeooo:rsid="0000d84e"/>
    </style:style>
    <style:style style:name="MT2" style:family="text">
      <style:text-properties officeooo:rsid="0007967c"/>
    </style:style>
    <style:style style:name="MT3" style:family="text">
      <style:text-properties officeooo:rsid="00134ab0"/>
    </style:style>
    <style:style style:name="MT4" style:family="text">
      <style:text-properties officeooo:rsid="0015390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2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Table_20_Contents"><draw:frame draw:style-name="Mfr1" draw:name="figuras1" text:anchor-type="paragraph" svg:width="3.018cm" svg:height="1.284cm" draw:z-index="0"><draw:image xlink:href="Pictures/1000000000000114000000838D159F5D.jpg" xlink:type="simple" xlink:show="embed" xlink:actuate="onLoad"/></draw:frame></text:p>
            </table:table-cell>
            <table:table-cell table:style-name="Tabela2.A1" office:value-type="string">
              <text:p text:style-name="MP1">Unificação de Entidades Duplicadas</text:p>
              <text:p text:style-name="MP2"/>
              <text:p text:style-name="MP3"><text:span text:style-name="MT1">Projeto d</text:span><text:span text:style-name="MT2">e</text:span><text:span text:style-name="MT1"> Qualidade</text:span></text:p>
            </table:table-cell>
            <table:table-cell table:style-name="Tabela2.C1" office:value-type="string">
              <text:p text:style-name="MP4"/>
              <text:p text:style-name="MP4"><text:file-name text:display="name-and-extension">doc.uet.001.odt</text:file-name></text:p>
              <text:p text:style-name="MP4">V 1.<text:span text:style-name="MT3">1</text:span></text:p>
              <text:p text:style-name="MP5"><text:span text:style-name="MT4">09-00-017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4:50:07.18</meta:creation-date>
    <dc:date>2013-06-13T15:14:43.81</dc:date>
    <meta:editing-duration>PT7H8M19S</meta:editing-duration>
    <meta:editing-cycles>12</meta:editing-cycles>
    <meta:generator>LibreOffice/4.0.3.3$Windows_x86 LibreOffice_project/0eaa50a932c8f2199a615e1eb30f7ac74279539</meta:generator>
    <meta:print-date>2013-06-07T16:46:57.45</meta:print-date>
    <meta:document-statistic meta:table-count="2" meta:image-count="1" meta:object-count="0" meta:page-count="1" meta:paragraph-count="37" meta:word-count="348" meta:character-count="2194" meta:non-whitespace-character-count="1883"/>
  </office:meta>
</office:document-meta>
</file>